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b3e38" officeooo:paragraph-rsid="001b3e38"/>
    </style:style>
    <style:style style:name="P2" style:family="paragraph" style:parent-style-name="Standard">
      <style:text-properties fo:font-size="20pt" officeooo:rsid="001b3e38" officeooo:paragraph-rsid="001b3e38" style:font-size-asian="20pt" style:font-size-complex="20pt"/>
    </style:style>
    <style:style style:name="P3" style:family="paragraph" style:parent-style-name="Standard">
      <style:text-properties style:font-name="Liberation Mono" fo:font-size="14pt" officeooo:rsid="001b3e38" officeooo:paragraph-rsid="001b3e38" style:font-size-asian="14pt" style:font-size-complex="14pt"/>
    </style:style>
    <style:style style:name="P4" style:family="paragraph" style:parent-style-name="Standard">
      <style:text-properties style:font-name="Liberation Mono" fo:font-size="14pt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-0.7cm" fo:margin-right="-0.801cm" fo:text-indent="0cm" style:auto-text-indent="false" style:page-number="auto" fo:background-color="transparent"/>
      <style:text-properties style:font-name="Liberation Mono" fo:font-size="14pt" officeooo:paragraph-rsid="001b3e38" style:font-size-asian="14pt" style:font-size-complex="14pt"/>
    </style:style>
    <style:style style:name="P6" style:family="paragraph" style:parent-style-name="Standard">
      <style:text-properties style:font-name="Liberation Mono" fo:font-size="14pt" officeooo:paragraph-rsid="001b3e38" style:font-size-asian="14pt" style:font-size-complex="14pt"/>
    </style:style>
    <style:style style:name="P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Liberation Mono" fo:font-size="14pt" officeooo:paragraph-rsid="001b3e38" style:font-size-asian="14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4pt" officeooo:rsid="001b3e38" officeooo:paragraph-rsid="001b3e38" style:font-size-asian="14pt" style:font-size-complex="14pt"/>
    </style:style>
    <style:style style:name="P9" style:family="paragraph" style:parent-style-name="Standard">
      <style:text-properties fo:color="#2a6099" loext:opacity="100%" style:font-name="Liberation Mono" fo:font-size="14pt" officeooo:rsid="001b3e38" officeooo:paragraph-rsid="001b3e38" style:font-size-asian="14pt" style:font-size-complex="14pt"/>
    </style:style>
    <style:style style:name="P10" style:family="paragraph" style:parent-style-name="Standard">
      <style:text-properties fo:color="#2a6099" loext:opacity="100%" style:font-name="Liberation Mono" fo:font-size="14pt" officeooo:paragraph-rsid="001b3e38" style:font-size-asian="14pt" style:font-size-complex="14pt"/>
    </style:style>
    <style:style style:name="P11" style:family="paragraph" style:parent-style-name="Standard">
      <style:text-properties fo:color="#000000" loext:opacity="100%" style:font-name="Liberation Mono" fo:font-size="14pt" fo:background-color="transparent" style:font-size-asian="14pt" style:font-size-complex="14pt"/>
    </style:style>
    <style:style style:name="P12" style:family="paragraph" style:parent-style-name="Standard">
      <style:text-properties style:font-name="Liberation Mono" fo:font-size="16pt" officeooo:rsid="001b3e38" officeooo:paragraph-rsid="001b3e38" style:font-size-asian="16pt" style:font-size-complex="16pt"/>
    </style:style>
    <style:style style:name="T1" style:family="text">
      <style:text-properties officeooo:rsid="001cadf6"/>
    </style:style>
    <style:style style:name="T2" style:family="text">
      <style:text-properties fo:color="#2a6099" loext:opacity="100%" fo:background-color="#ffff00" loext:char-shading-value="0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officeooo:rsid="001b3e38" fo:background-color="#ffff00" loext:char-shading-value="0"/>
    </style:style>
    <style:style style:name="T5" style:family="text">
      <style:text-properties officeooo:rsid="001b3e38"/>
    </style:style>
    <style:style style:name="T6" style:family="text">
      <style:text-properties fo:background-color="#ffff00" loext:char-shading-value="0"/>
    </style:style>
    <style:style style:name="T7" style:family="text">
      <style:text-properties fo:color="#2a6099" loext:opacity="100%" officeooo:rsid="001b3e38"/>
    </style:style>
    <style:style style:name="T8" style:family="text">
      <style:text-properties fo:color="#333333" loext:opacity="100%"/>
    </style:style>
    <style:style style:name="T9" style:family="text">
      <style:text-properties officeooo:rsid="001b3e38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La </text:span>Peña Baiona <text:span text:style-name="T1">(Cm)</text:span></text:p>
      <text:p text:style-name="P1"/>
      <text:p text:style-name="P1"/>
      <text:p text:style-name="P2"/>
      <text:p text:style-name="P3"><text:s text:c="11"/><text:span text:style-name="T2">C-</text:span></text:p>
      <text:p text:style-name="P3">Dans notre cher petit Bayonne, il est une peña, </text:p>
      <text:p text:style-name="P3"><text:tab/> <text:s text:c="4"/><text:span text:style-name="T2">G-7</text:span> <text:s text:c="3"/><text:span text:style-name="T3">C</text:span><text:span text:style-name="T2">-</text:span></text:p>
      <text:p text:style-name="P3"><text:tab/>la pena baiona</text:p>
      <text:p text:style-name="P3"/>
      <text:p text:style-name="P4"/>
      <text:p text:style-name="P4"><text:s text:c="2"/><text:span text:style-name="T3"><text:s text:c="10"/></text:span><text:span text:style-name="T4">C-</text:span></text:p>
      <text:p text:style-name="P5"><text:s text:c="2"/>Ils portent fièrement partout leurs foulards<text:tab/><text:span text:style-name="T3">bleus</text:span> et blancs</text:p>
      <text:p text:style-name="P6"><text:s text:c="9"/><text:span text:style-name="T4">Eb</text:span><text:span text:style-name="T5"> <text:s text:c="38"/></text:span><text:span text:style-name="T4">Bb</text:span></text:p>
      <text:p text:style-name="P6">A D<text:span text:style-name="T5">a</text:span>x ou à Narbonne, on ne voit plus <text:span text:style-name="T5">q</text:span>ue ces gars-là</text:p>
      <text:p text:style-name="P6"><text:s text:c="14"/><text:span text:style-name="T6"><text:s/></text:span><text:span text:style-name="T4">C-</text:span><text:span text:style-name="T7"> <text:s text:c="18"/></text:span><text:span text:style-name="T4">G-7</text:span><text:span text:style-name="T7"> <text:s text:c="10"/></text:span><text:span text:style-name="T4">C-</text:span></text:p>
      <text:p text:style-name="P6">Qui ont dans l'coeur leurs chers joueurs du rugby roi…</text:p>
      <text:p text:style-name="P4"/>
      <text:p text:style-name="P4"/>
      <text:p text:style-name="P4"><text:s text:c="13"/><text:span text:style-name="T4">C-</text:span></text:p>
      <text:p text:style-name="P6">Chez nous, à Jean DAUGER ou bien partout à l'extérieur</text:p>
      <text:p text:style-name="P6"><text:s text:c="13"/><text:span text:style-name="T4">Eb</text:span><text:span text:style-name="T5"> <text:s text:c="40"/></text:span><text:span text:style-name="T4">Bb</text:span></text:p>
      <text:p text:style-name="P7">Sur tous les stades enfiévrés, elle nous met tant d'ardeur</text:p>
      <text:p text:style-name="P8"><text:s text:c="9"/><text:span text:style-name="T2">C- </text:span><text:span text:style-name="T3"><text:s text:c="14"/></text:span><text:span text:style-name="T2">G-7 </text:span><text:span text:style-name="T3"><text:s text:c="13"/></text:span><text:span text:style-name="T2">C-</text:span></text:p>
      <text:p text:style-name="P6">C'est la peña qui crie sa joie sur cet air-là…</text:p>
      <text:p text:style-name="P4"/>
      <text:p text:style-name="P3"><text:span text:style-name="T2">Ab</text:span> <text:s text:c="39"/><text:span text:style-name="T2">Eb</text:span></text:p>
      <text:p text:style-name="P4">Allez, allez, les <text:span text:style-name="T3">bleus</text:span> et blancs de l'aviron bayonnais !</text:p>
      <text:p text:style-name="P4"><text:s text:c="21"/><text:span text:style-name="T3"><text:s text:c="4"/></text:span><text:span text:style-name="T2"><text:s/></text:span><text:span text:style-name="T4">Bb7</text:span></text:p>
      <text:p text:style-name="P4">C'est la peña, c'est la peña baiona</text:p>
      <text:p text:style-name="P4"><text:s text:c="24"/><text:span text:style-name="T3"><text:s text:c="3"/></text:span><text:span text:style-name="T4">Eb</text:span><text:span text:style-name="T7"> <text:s text:c="12"/></text:span><text:span text:style-name="T4">Eb7</text:span></text:p>
      <text:p text:style-name="P4">On est tous là ; Allez les gars encore une fois !</text:p>
      <text:p text:style-name="P4"/>
      <text:p text:style-name="P9"><text:span text:style-name="T6">Ab</text:span> <text:s text:c="39"/><text:span text:style-name="T6">Eb</text:span></text:p>
      <text:p text:style-name="P4">Allez, allez, les <text:span text:style-name="T3">bleus</text:span><text:span text:style-name="T8"> et blancs de l'aviron bayonnais !</text:span></text:p>
      <text:p text:style-name="P10"><text:s text:c="19"/><text:span text:style-name="T9">Bb7</text:span></text:p>
      <text:p text:style-name="P4">Jouez au raz, puis écartez ; c'est l'essai</text:p>
      <text:p text:style-name="P4"><text:s/><text:span text:style-name="T3"><text:s text:c="20"/></text:span><text:span text:style-name="T4">C-</text:span></text:p>
      <text:p text:style-name="P11">On applaudit à vos exploits,</text:p>
      <text:p text:style-name="P9"><text:span text:style-name="T6">G-7</text:span> <text:s text:c="5"/><text:span text:style-name="T6">C-</text:span></text:p>
      <text:p text:style-name="P4">C'est gagné…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8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9T11:23:25.551517831</meta:creation-date>
    <dc:date>2026-01-09T12:07:05.694140452</dc:date>
    <meta:editing-duration>PT5M26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1" meta:paragraph-count="31" meta:word-count="157" meta:character-count="1170" meta:non-whitespace-character-count="628"/>
  </office:meta>
</office:document-meta>
</file>